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bold" officeooo:rsid="000cc47a" officeooo:paragraph-rsid="0005806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6fe709" officeooo:paragraph-rsid="0005806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064848" officeooo:paragraph-rsid="0005806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0657b9" officeooo:paragraph-rsid="0005806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0657b9" officeooo:paragraph-rsid="0005806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0dc725" officeooo:paragraph-rsid="0005806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081426" officeooo:paragraph-rsid="0005806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2010ec" officeooo:paragraph-rsid="0005806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79a8af" officeooo:paragraph-rsid="00058068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6b9efc" officeooo:paragraph-rsid="0005806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bold" officeooo:rsid="0077ce76" officeooo:paragraph-rsid="0005806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bold" officeooo:rsid="00058068" officeooo:paragraph-rsid="0005806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0657b9" officeooo:paragraph-rsid="0005806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72de44" officeooo:paragraph-rsid="0005806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74a4fb" officeooo:paragraph-rsid="0005806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7c46e9" officeooo:paragraph-rsid="0005806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76829f" officeooo:paragraph-rsid="0005806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dc725" officeooo:paragraph-rsid="0005806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0b023a" officeooo:paragraph-rsid="0005806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77ce76" officeooo:paragraph-rsid="0005806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6b9efc" officeooo:paragraph-rsid="0005806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6d865b" officeooo:paragraph-rsid="0005806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2010ec" officeooo:paragraph-rsid="0005806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6a24bd" officeooo:paragraph-rsid="00058068" style:font-weight-asian="normal" style:font-weight-complex="normal"/>
    </style:style>
    <style:style style:name="T1" style:family="text">
      <style:text-properties officeooo:rsid="0070d4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4c058" style:font-weight-asian="normal" style:font-weight-complex="normal"/>
    </style:style>
    <style:style style:name="T4" style:family="text">
      <style:text-properties officeooo:rsid="0019b53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c725"/>
    </style:style>
    <style:style style:name="T7" style:family="text">
      <style:text-properties officeooo:rsid="000993f0"/>
    </style:style>
    <style:style style:name="T8" style:family="text">
      <style:text-properties officeooo:rsid="000b023a"/>
    </style:style>
    <style:style style:name="T9" style:family="text">
      <style:text-properties officeooo:rsid="0078d7db"/>
    </style:style>
    <style:style style:name="T10" style:family="text">
      <style:text-properties officeooo:rsid="000cc47a"/>
    </style:style>
    <style:style style:name="T11" style:family="text">
      <style:text-properties officeooo:rsid="007b515f"/>
    </style:style>
    <style:style style:name="T12" style:family="text">
      <style:text-properties officeooo:rsid="0079a8af"/>
    </style:style>
    <style:style style:name="T13" style:family="text">
      <style:text-properties officeooo:rsid="007c46e9"/>
    </style:style>
    <style:style style:name="T14" style:family="text">
      <style:text-properties officeooo:rsid="0077ce76"/>
    </style:style>
    <style:style style:name="T15" style:family="text">
      <style:text-properties officeooo:rsid="006b9f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: 06/09/2024</text:p>
      <text:p text:style-name="P12">Name : Rehan Shakoor</text:p>
      <text:p text:style-name="P2"/>
      <text:p text:style-name="P3">C++ projec<text:span text:style-name="T1">t</text:span></text:p>
      <text:p text:style-name="P4">Library management system</text:p>
      <text:p text:style-name="P5"/>
      <text:p text:style-name="P5"/>
      <text:p text:style-name="P5"><text:span text:style-name="Strong_20_Emphasis">Objective: :</text:span><text:line-break/><text:span text:style-name="T2">Create a system that manages </text:span><text:span text:style-name="T3">complete operation of a library.</text:span></text:p>
      <text:p text:style-name="P13"/>
      <text:p text:style-name="P6">Login for <text:span text:style-name="T4">admin:</text:span></text:p>
      <text:p text:style-name="P14">For admin, username is <text:span text:style-name="T5">“admin”</text:span> and password is <text:span text:style-name="T5">“root”</text:span></text:p>
      <text:p text:style-name="P14"><text:span text:style-name="T5"/></text:p>
      <text:p text:style-name="P15"><text:span text:style-name="T5">Actions which can be done by admin:</text:span></text:p>
      <text:p text:style-name="P15">A<text:span text:style-name="T6">dd </text:span>a <text:span text:style-name="T4">new books. </text:span>(book name, book author and its count)</text:p>
      <text:p text:style-name="P15">Increment count of already existing book.</text:p>
      <text:p text:style-name="P15">Print list of all books details present in library.</text:p>
      <text:p text:style-name="P16">Print list of all borrowed books, by all users.</text:p>
      <text:p text:style-name="P15"/>
      <text:p text:style-name="P17">All these book data are read from user, then stored in a linked list, then this linked list is stored in a file names as “books_details.txt”. (We shouldn’t edit any .txt file directly).</text:p>
      <text:p text:style-name="P18"/>
      <text:p text:style-name="P5"/>
      <text:p text:style-name="P5"/>
      <text:p text:style-name="P7">Login <text:span text:style-name="T7">for </text:span><text:span text:style-name="T8">student : </text:span></text:p>
      <text:p text:style-name="P19">A new student have to make a new account.</text:p>
      <text:p text:style-name="P20">New user is added in a linked list, then its details <text:span text:style-name="T9">(</text:span>username and password <text:span text:style-name="T9">) are</text:span> stored in a file.</text:p>
      <text:p text:style-name="P19">A student can login using <text:span text:style-name="T9">its </text:span>username and password. <text:span text:style-name="T10">(username and password is checked from </text:span><text:span text:style-name="T9">list)</text:span></text:p>
      <text:p text:style-name="P19"/>
      <text:p text:style-name="P19"/>
      <text:p text:style-name="P1">Actions done by a student :</text:p>
      <text:p text:style-name="P21">Borow a book from library <text:s/>: <text:span text:style-name="T11">Borrow a available book, its count is decremented.</text:span></text:p>
      <text:p text:style-name="P22">Return a book to library : <text:span text:style-name="T12">Return a borrowed book, then its count is incremented.</text:span></text:p>
      <text:p text:style-name="P22">List of available books : <text:span text:style-name="T12">Books whose count is &gt;= 1</text:span></text:p>
      <text:p text:style-name="P22">List of borrowed books : <text:span text:style-name="T13">All books borrowed by current user.</text:span></text:p>
      <text:p text:style-name="P22">Change user password : <text:span text:style-name="T13">Can change user password.</text:span></text:p>
      <text:p text:style-name="P18"/>
      <text:p text:style-name="P18"/>
      <text:p text:style-name="P8">Other features : </text:p>
      <text:p text:style-name="P23">Hide password while entering it.</text:p>
      <text:p text:style-name="P24">Wait for user to press key, before going to next menu.</text:p>
      <text:p text:style-name="P24"/>
      <text:p text:style-name="P24"/>
      <text:p text:style-name="P9">Each time a linked list is updated, then its corresponding .txt file is also update.</text:p>
      <text:p text:style-name="P24"/>
      <text:p text:style-name="P10">All info<text:span text:style-name="T14">rmations </text:span>are also stored in a file, so that next time, when program runs, then it rest<text:span text:style-name="T15">o</text:span>res all previous infos and update each linked list accordingly.</text:p>
      <text:p text:style-name="P10"/>
      <text:p text:style-name="P11">Like each username, and it password, <text:s/>borrowed book list, <text:s/>books details list are restored in the start of code run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6T11:11:32.796944499</meta:creation-date>
    <dc:date>2024-09-06T11:12:04.095567803</dc:date>
    <meta:editing-duration>PT31S</meta:editing-duration>
    <meta:editing-cycles>1</meta:editing-cycles>
    <meta:document-statistic meta:table-count="0" meta:image-count="0" meta:object-count="0" meta:page-count="1" meta:paragraph-count="29" meta:word-count="306" meta:character-count="1694" meta:non-whitespace-character-count="1412"/>
    <meta:generator>LibreOffice/6.4.7.2$Linux_X86_64 LibreOffice_project/40$Build-2</meta:generator>
  </office:meta>
</office:document-meta>
</file>